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1668" officeooo:paragraph-rsid="00151668"/>
    </style:style>
    <style:style style:name="P2" style:family="paragraph" style:parent-style-name="Standard">
      <style:paragraph-properties fo:text-align="justify" style:justify-single-word="false"/>
      <style:text-properties officeooo:rsid="001e91a5" officeooo:paragraph-rsid="001e91a5"/>
    </style:style>
    <style:style style:name="P3" style:family="paragraph" style:parent-style-name="Standard">
      <style:paragraph-properties fo:text-align="justify" style:justify-single-word="false"/>
      <style:text-properties officeooo:rsid="0017bbd7" officeooo:paragraph-rsid="0017758c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e49b8" officeooo:paragraph-rsid="002b7d1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4b558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4dc23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21c00f" officeooo:paragraph-rsid="0021c00f"/>
    </style:style>
    <style:style style:name="P8" style:family="paragraph" style:parent-style-name="Standard">
      <style:paragraph-properties fo:text-align="justify" style:justify-single-word="false"/>
      <style:text-properties officeooo:rsid="0023a65a" officeooo:paragraph-rsid="0023a65a"/>
    </style:style>
    <style:style style:name="P9" style:family="paragraph" style:parent-style-name="Standard">
      <style:paragraph-properties fo:text-align="justify" style:justify-single-word="false"/>
      <style:text-properties officeooo:rsid="002400f2" officeooo:paragraph-rsid="002400f2"/>
    </style:style>
    <style:style style:name="P10" style:family="paragraph" style:parent-style-name="Standard">
      <style:paragraph-properties fo:text-align="justify" style:justify-single-word="false"/>
      <style:text-properties officeooo:rsid="00260590" officeooo:paragraph-rsid="00260590"/>
    </style:style>
    <style:style style:name="P11" style:family="paragraph" style:parent-style-name="Standard">
      <style:paragraph-properties fo:text-align="justify" style:justify-single-word="false"/>
      <style:text-properties officeooo:paragraph-rsid="00151668"/>
    </style:style>
    <style:style style:name="P12" style:family="paragraph" style:parent-style-name="Standard">
      <style:paragraph-properties fo:text-align="justify" style:justify-single-word="false"/>
      <style:text-properties officeooo:paragraph-rsid="001b44c9"/>
    </style:style>
    <style:style style:name="P13" style:family="paragraph" style:parent-style-name="Standard">
      <style:paragraph-properties fo:text-align="justify" style:justify-single-word="false"/>
      <style:text-properties officeooo:paragraph-rsid="00163975"/>
    </style:style>
    <style:style style:name="P14" style:family="paragraph" style:parent-style-name="Standard">
      <style:paragraph-properties fo:text-align="justify" style:justify-single-word="false"/>
      <style:text-properties officeooo:paragraph-rsid="0017758c"/>
    </style:style>
    <style:style style:name="P15" style:family="paragraph" style:parent-style-name="Standard">
      <style:paragraph-properties fo:text-align="justify" style:justify-single-word="false"/>
      <style:text-properties officeooo:paragraph-rsid="0032903e"/>
    </style:style>
    <style:style style:name="P16" style:family="paragraph" style:parent-style-name="Standard">
      <style:paragraph-properties fo:text-align="justify" style:justify-single-word="false"/>
      <style:text-properties officeooo:paragraph-rsid="002f565d"/>
    </style:style>
    <style:style style:name="P17" style:family="paragraph" style:parent-style-name="Standard">
      <style:paragraph-properties fo:text-align="justify" style:justify-single-word="false"/>
      <style:text-properties officeooo:paragraph-rsid="0027134f"/>
    </style:style>
    <style:style style:name="P18" style:family="paragraph" style:parent-style-name="Standard">
      <style:paragraph-properties fo:text-align="justify" style:justify-single-word="false"/>
      <style:text-properties officeooo:paragraph-rsid="00346219"/>
    </style:style>
    <style:style style:name="P19" style:family="paragraph" style:parent-style-name="Standard">
      <style:paragraph-properties fo:text-align="justify" style:justify-single-word="false"/>
      <style:text-properties officeooo:paragraph-rsid="0036bf45"/>
    </style:style>
    <style:style style:name="P20" style:family="paragraph" style:parent-style-name="Standard">
      <style:paragraph-properties fo:text-align="justify" style:justify-single-word="false"/>
      <style:text-properties officeooo:paragraph-rsid="004029d6"/>
    </style:style>
    <style:style style:name="P21" style:family="paragraph" style:parent-style-name="Standard">
      <style:paragraph-properties fo:text-align="justify" style:justify-single-word="false"/>
      <style:text-properties officeooo:paragraph-rsid="0043ee30"/>
    </style:style>
    <style:style style:name="P22" style:family="paragraph" style:parent-style-name="Standard">
      <style:paragraph-properties fo:text-align="justify" style:justify-single-word="false"/>
      <style:text-properties officeooo:paragraph-rsid="0044c7e0"/>
    </style:style>
    <style:style style:name="P23" style:family="paragraph" style:parent-style-name="Standard">
      <style:paragraph-properties fo:text-align="justify" style:justify-single-word="false"/>
      <style:text-properties officeooo:rsid="00217f9d" officeooo:paragraph-rsid="00217f9d"/>
    </style:style>
    <style:style style:name="P24" style:family="paragraph" style:parent-style-name="Standard">
      <style:paragraph-properties fo:text-align="justify" style:justify-single-word="false" fo:break-before="page"/>
      <style:text-properties officeooo:rsid="00217f9d" officeooo:paragraph-rsid="00217f9d"/>
    </style:style>
    <style:style style:name="P25" style:family="paragraph" style:parent-style-name="Standard">
      <style:paragraph-properties fo:text-align="justify" style:justify-single-word="false" fo:break-before="page"/>
      <style:text-properties officeooo:rsid="0021c00f" officeooo:paragraph-rsid="0021c00f"/>
    </style:style>
    <style:style style:name="P26" style:family="paragraph" style:parent-style-name="Standard">
      <style:paragraph-properties fo:text-align="justify" style:justify-single-word="false"/>
      <style:text-properties officeooo:rsid="004a960e" officeooo:paragraph-rsid="004a960e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1f594" officeooo:paragraph-rsid="002f565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5651f" officeooo:paragraph-rsid="00346219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46ff71" officeooo:paragraph-rsid="0046ff7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4c9c74" officeooo:paragraph-rsid="004c9c7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08209" officeooo:paragraph-rsid="004dc236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08209" officeooo:paragraph-rsid="00536d7c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08209" officeooo:paragraph-rsid="0056a83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08209" officeooo:paragraph-rsid="005a936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08209" officeooo:paragraph-rsid="005dc66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08209" officeooo:paragraph-rsid="00602e1d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08209" officeooo:paragraph-rsid="0067694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08209" officeooo:paragraph-rsid="0069511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08209" officeooo:paragraph-rsid="006abb5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08209" officeooo:paragraph-rsid="006ae0b2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08209" officeooo:paragraph-rsid="006cf23a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08209" officeooo:paragraph-rsid="0071f8e2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08209" officeooo:paragraph-rsid="00724dde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08209" officeooo:paragraph-rsid="00774107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08209" officeooo:paragraph-rsid="00788679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08209" officeooo:paragraph-rsid="007af2a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108209" officeooo:paragraph-rsid="007ca91b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08209" officeooo:paragraph-rsid="007cc31c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108209" officeooo:paragraph-rsid="007cddc2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08209" officeooo:paragraph-rsid="0082210f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108209" officeooo:paragraph-rsid="00824226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108209" officeooo:paragraph-rsid="0082826d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108209" officeooo:paragraph-rsid="00833f34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108209" officeooo:paragraph-rsid="008434b5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108209" officeooo:paragraph-rsid="0084be94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108209" officeooo:paragraph-rsid="0084f3d1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108209" officeooo:paragraph-rsid="0086d95a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108209" officeooo:paragraph-rsid="0089ef3b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108209" officeooo:paragraph-rsid="008afef0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108209" officeooo:paragraph-rsid="008c898f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108209" officeooo:paragraph-rsid="008e586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108209" officeooo:paragraph-rsid="009245d2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108209" officeooo:paragraph-rsid="00932912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108209" officeooo:paragraph-rsid="0095dbb7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108209" officeooo:paragraph-rsid="00973cab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108209" officeooo:paragraph-rsid="0098968a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108209" officeooo:paragraph-rsid="009a15c6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officeooo:rsid="003b0429" officeooo:paragraph-rsid="003b0429"/>
    </style:style>
    <style:style style:name="P69" style:family="paragraph" style:parent-style-name="Standard">
      <style:paragraph-properties fo:text-align="justify" style:justify-single-word="false"/>
      <style:text-properties officeooo:rsid="004029d6" officeooo:paragraph-rsid="004029d6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43ee30" officeooo:paragraph-rsid="0043ee30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46ff71" officeooo:paragraph-rsid="0046ff71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officeooo:rsid="0043ee30" officeooo:paragraph-rsid="0043ee30"/>
    </style:style>
    <style:style style:name="P73" style:family="paragraph" style:parent-style-name="Standard">
      <style:paragraph-properties fo:text-align="center" style:justify-single-word="false"/>
      <style:text-properties fo:font-size="20pt" fo:font-weight="bold" officeooo:paragraph-rsid="00151668" style:font-size-asian="20pt" style:font-weight-asian="bold" style:font-size-complex="20pt" style:font-weight-complex="bold"/>
    </style:style>
    <style:style style:name="P74" style:family="paragraph" style:parent-style-name="Standard">
      <style:paragraph-properties fo:text-align="center" style:justify-single-word="false"/>
      <style:text-properties officeooo:rsid="00151668" officeooo:paragraph-rsid="00151668"/>
    </style:style>
    <style:style style:name="P75" style:family="paragraph" style:parent-style-name="Standard">
      <style:paragraph-properties fo:text-align="justify" style:justify-single-word="false"/>
      <style:text-properties officeooo:rsid="0017bbd7" officeooo:paragraph-rsid="0092cca4"/>
    </style:style>
    <style:style style:name="P76" style:family="paragraph" style:parent-style-name="Standard">
      <style:paragraph-properties fo:text-align="justify" style:justify-single-word="false" fo:break-before="page"/>
      <style:text-properties officeooo:rsid="003b0429" officeooo:paragraph-rsid="003b0429"/>
    </style:style>
    <style:style style:name="P77" style:family="paragraph" style:parent-style-name="Standard">
      <style:paragraph-properties fo:text-align="justify" style:justify-single-word="false" fo:break-before="page"/>
      <style:text-properties fo:font-weight="normal" officeooo:rsid="004c9c74" officeooo:paragraph-rsid="004c9c74" style:font-weight-asian="normal" style:font-weight-complex="normal"/>
    </style:style>
    <style:style style:name="P78" style:family="paragraph" style:parent-style-name="Standard">
      <style:paragraph-properties fo:text-align="justify" style:justify-single-word="false" fo:break-before="page"/>
      <style:text-properties fo:font-weight="normal" officeooo:rsid="00108209" officeooo:paragraph-rsid="005a936b" style:font-weight-asian="normal" style:font-weight-complex="normal"/>
    </style:style>
    <style:style style:name="P79" style:family="paragraph" style:parent-style-name="Standard">
      <style:paragraph-properties fo:text-align="justify" style:justify-single-word="false" fo:break-before="page"/>
      <style:text-properties fo:font-weight="normal" officeooo:rsid="00108209" officeooo:paragraph-rsid="00695119" style:font-weight-asian="normal" style:font-weight-complex="normal"/>
    </style:style>
    <style:style style:name="P80" style:family="paragraph" style:parent-style-name="Standard">
      <style:paragraph-properties fo:text-align="justify" style:justify-single-word="false" fo:break-before="page"/>
      <style:text-properties fo:font-weight="normal" officeooo:rsid="00108209" officeooo:paragraph-rsid="0082210f" style:font-weight-asian="normal" style:font-weight-complex="normal"/>
    </style:style>
    <style:style style:name="P81" style:family="paragraph" style:parent-style-name="Standard">
      <style:paragraph-properties fo:text-align="justify" style:justify-single-word="false" fo:break-before="page"/>
      <style:text-properties fo:font-weight="normal" officeooo:rsid="00108209" officeooo:paragraph-rsid="00833f34" style:font-weight-asian="normal" style:font-weight-complex="normal"/>
    </style:style>
    <style:style style:name="T1" style:family="text">
      <style:text-properties officeooo:rsid="00151668"/>
    </style:style>
    <style:style style:name="T2" style:family="text">
      <style:text-properties officeooo:rsid="00163975"/>
    </style:style>
    <style:style style:name="T3" style:family="text">
      <style:text-properties officeooo:rsid="0017758c"/>
    </style:style>
    <style:style style:name="T4" style:family="text">
      <style:text-properties officeooo:rsid="0017bbd7"/>
    </style:style>
    <style:style style:name="T5" style:family="text">
      <style:text-properties officeooo:rsid="001b44c9"/>
    </style:style>
    <style:style style:name="T6" style:family="text">
      <style:text-properties officeooo:rsid="001cc788"/>
    </style:style>
    <style:style style:name="T7" style:family="text">
      <style:text-properties officeooo:rsid="001fe4b5"/>
    </style:style>
    <style:style style:name="T8" style:family="text">
      <style:text-properties fo:font-size="12pt" officeooo:rsid="002045c2" style:font-size-asian="12pt" style:font-size-complex="12pt"/>
    </style:style>
    <style:style style:name="T9" style:family="text">
      <style:text-properties officeooo:rsid="0027134f"/>
    </style:style>
    <style:style style:name="T10" style:family="text">
      <style:text-properties officeooo:rsid="00286ce6"/>
    </style:style>
    <style:style style:name="T11" style:family="text">
      <style:text-properties officeooo:rsid="0029c1b1"/>
    </style:style>
    <style:style style:name="T12" style:family="text">
      <style:text-properties officeooo:rsid="002b7d16"/>
    </style:style>
    <style:style style:name="T13" style:family="text">
      <style:text-properties fo:font-weight="normal" officeooo:rsid="002b7d16" style:font-weight-asian="normal" style:font-weight-complex="normal"/>
    </style:style>
    <style:style style:name="T14" style:family="text">
      <style:text-properties fo:font-weight="normal" officeooo:rsid="002c8293" style:font-weight-asian="normal" style:font-weight-complex="normal"/>
    </style:style>
    <style:style style:name="T15" style:family="text">
      <style:text-properties fo:font-weight="normal" officeooo:rsid="002e49b8" style:font-weight-asian="normal" style:font-weight-complex="normal"/>
    </style:style>
    <style:style style:name="T16" style:family="text">
      <style:text-properties fo:font-weight="normal" officeooo:rsid="002f565d" style:font-weight-asian="normal" style:font-weight-complex="normal"/>
    </style:style>
    <style:style style:name="T17" style:family="text">
      <style:text-properties fo:font-weight="normal" officeooo:rsid="0030765d" style:font-weight-asian="normal" style:font-weight-complex="normal"/>
    </style:style>
    <style:style style:name="T18" style:family="text">
      <style:text-properties fo:font-weight="normal" officeooo:rsid="0031f594" style:font-weight-asian="normal" style:font-weight-complex="normal"/>
    </style:style>
    <style:style style:name="T19" style:family="text">
      <style:text-properties fo:font-weight="normal" officeooo:rsid="0032903e" style:font-weight-asian="normal" style:font-weight-complex="normal"/>
    </style:style>
    <style:style style:name="T20" style:family="text">
      <style:text-properties fo:font-weight="normal" officeooo:rsid="0033afd0" style:font-weight-asian="normal" style:font-weight-complex="normal"/>
    </style:style>
    <style:style style:name="T21" style:family="text">
      <style:text-properties fo:font-weight="normal" officeooo:rsid="00346219" style:font-weight-asian="normal" style:font-weight-complex="normal"/>
    </style:style>
    <style:style style:name="T22" style:family="text">
      <style:text-properties fo:font-weight="normal" officeooo:rsid="0035651f" style:font-weight-asian="normal" style:font-weight-complex="normal"/>
    </style:style>
    <style:style style:name="T23" style:family="text">
      <style:text-properties fo:font-weight="normal" officeooo:rsid="0036bf45" style:font-weight-asian="normal" style:font-weight-complex="normal"/>
    </style:style>
    <style:style style:name="T24" style:family="text">
      <style:text-properties fo:font-weight="normal" officeooo:rsid="00379108" style:font-weight-asian="normal" style:font-weight-complex="normal"/>
    </style:style>
    <style:style style:name="T25" style:family="text">
      <style:text-properties fo:font-weight="normal" officeooo:rsid="0038de77" style:font-weight-asian="normal" style:font-weight-complex="normal"/>
    </style:style>
    <style:style style:name="T26" style:family="text">
      <style:text-properties officeooo:rsid="0032903e"/>
    </style:style>
    <style:style style:name="T27" style:family="text">
      <style:text-properties officeooo:rsid="004029d6"/>
    </style:style>
    <style:style style:name="T28" style:family="text">
      <style:text-properties officeooo:rsid="004158e5"/>
    </style:style>
    <style:style style:name="T29" style:family="text">
      <style:text-properties officeooo:rsid="0043ee30"/>
    </style:style>
    <style:style style:name="T30" style:family="text">
      <style:text-properties officeooo:rsid="0044c7e0"/>
    </style:style>
    <style:style style:name="T31" style:family="text">
      <style:text-properties officeooo:rsid="00465f0a"/>
    </style:style>
    <style:style style:name="T32" style:family="text">
      <style:text-properties officeooo:rsid="004b558d"/>
    </style:style>
    <style:style style:name="T33" style:family="text">
      <style:text-properties officeooo:rsid="000ee2cb"/>
    </style:style>
    <style:style style:name="T34" style:family="text">
      <style:text-properties officeooo:rsid="00113119"/>
    </style:style>
    <style:style style:name="T35" style:family="text">
      <style:text-properties officeooo:rsid="00108209"/>
    </style:style>
    <style:style style:name="T36" style:family="text">
      <style:text-properties officeooo:rsid="00130bad"/>
    </style:style>
    <style:style style:name="T37" style:family="text">
      <style:text-properties officeooo:rsid="004e9967"/>
    </style:style>
    <style:style style:name="T38" style:family="text">
      <style:text-properties officeooo:rsid="004fbe41"/>
    </style:style>
    <style:style style:name="T39" style:family="text">
      <style:text-properties officeooo:rsid="00518aaa"/>
    </style:style>
    <style:style style:name="T40" style:family="text">
      <style:text-properties officeooo:rsid="00536d7c"/>
    </style:style>
    <style:style style:name="T41" style:family="text">
      <style:text-properties officeooo:rsid="0054d3e0"/>
    </style:style>
    <style:style style:name="T42" style:family="text">
      <style:text-properties officeooo:rsid="0056a837"/>
    </style:style>
    <style:style style:name="T43" style:family="text">
      <style:text-properties officeooo:rsid="00592e83"/>
    </style:style>
    <style:style style:name="T44" style:family="text">
      <style:text-properties officeooo:rsid="0059fa33"/>
    </style:style>
    <style:style style:name="T45" style:family="text">
      <style:text-properties officeooo:rsid="005a40a8"/>
    </style:style>
    <style:style style:name="T46" style:family="text">
      <style:text-properties officeooo:rsid="005a64fc"/>
    </style:style>
    <style:style style:name="T47" style:family="text">
      <style:text-properties officeooo:rsid="005a936b"/>
    </style:style>
    <style:style style:name="T48" style:family="text">
      <style:text-properties officeooo:rsid="005ad6e9"/>
    </style:style>
    <style:style style:name="T49" style:family="text">
      <style:text-properties officeooo:rsid="005bddfc"/>
    </style:style>
    <style:style style:name="T50" style:family="text">
      <style:text-properties officeooo:rsid="005bff67"/>
    </style:style>
    <style:style style:name="T51" style:family="text">
      <style:text-properties officeooo:rsid="005cc995"/>
    </style:style>
    <style:style style:name="T52" style:family="text">
      <style:text-properties officeooo:rsid="005dc669"/>
    </style:style>
    <style:style style:name="T53" style:family="text">
      <style:text-properties officeooo:rsid="005eda06"/>
    </style:style>
    <style:style style:name="T54" style:family="text">
      <style:text-properties officeooo:rsid="00602e1d"/>
    </style:style>
    <style:style style:name="T55" style:family="text">
      <style:text-properties officeooo:rsid="0061878c"/>
    </style:style>
    <style:style style:name="T56" style:family="text">
      <style:text-properties officeooo:rsid="0062e345"/>
    </style:style>
    <style:style style:name="T57" style:family="text">
      <style:text-properties officeooo:rsid="006482ff"/>
    </style:style>
    <style:style style:name="T58" style:family="text">
      <style:text-properties officeooo:rsid="00676941"/>
    </style:style>
    <style:style style:name="T59" style:family="text">
      <style:text-properties officeooo:rsid="0068f392"/>
    </style:style>
    <style:style style:name="T60" style:family="text">
      <style:text-properties officeooo:rsid="006abb5c"/>
    </style:style>
    <style:style style:name="T61" style:family="text">
      <style:text-properties officeooo:rsid="006ae0b2"/>
    </style:style>
    <style:style style:name="T62" style:family="text">
      <style:text-properties officeooo:rsid="006c6f2a"/>
    </style:style>
    <style:style style:name="T63" style:family="text">
      <style:text-properties officeooo:rsid="006cf23a"/>
    </style:style>
    <style:style style:name="T64" style:family="text">
      <style:text-properties officeooo:rsid="006dd495"/>
    </style:style>
    <style:style style:name="T65" style:family="text">
      <style:text-properties officeooo:rsid="006ee3d5"/>
    </style:style>
    <style:style style:name="T66" style:family="text">
      <style:text-properties officeooo:rsid="0071f8e2"/>
    </style:style>
    <style:style style:name="T67" style:family="text">
      <style:text-properties officeooo:rsid="00724dde"/>
    </style:style>
    <style:style style:name="T68" style:family="text">
      <style:text-properties officeooo:rsid="00736c54"/>
    </style:style>
    <style:style style:name="T69" style:family="text">
      <style:text-properties officeooo:rsid="007547e5"/>
    </style:style>
    <style:style style:name="T70" style:family="text">
      <style:text-properties officeooo:rsid="00774107"/>
    </style:style>
    <style:style style:name="T71" style:family="text">
      <style:text-properties officeooo:rsid="00788679"/>
    </style:style>
    <style:style style:name="T72" style:family="text">
      <style:text-properties officeooo:rsid="00796cd5"/>
    </style:style>
    <style:style style:name="T73" style:family="text">
      <style:text-properties officeooo:rsid="007af2af"/>
    </style:style>
    <style:style style:name="T74" style:family="text">
      <style:text-properties officeooo:rsid="007ca91b"/>
    </style:style>
    <style:style style:name="T75" style:family="text">
      <style:text-properties officeooo:rsid="007cc31c"/>
    </style:style>
    <style:style style:name="T76" style:family="text">
      <style:text-properties officeooo:rsid="007cddc2"/>
    </style:style>
    <style:style style:name="T77" style:family="text">
      <style:text-properties officeooo:rsid="007e98d9"/>
    </style:style>
    <style:style style:name="T78" style:family="text">
      <style:text-properties officeooo:rsid="00808f35"/>
    </style:style>
    <style:style style:name="T79" style:family="text">
      <style:text-properties officeooo:rsid="00813353"/>
    </style:style>
    <style:style style:name="T80" style:family="text">
      <style:text-properties officeooo:rsid="0082210f"/>
    </style:style>
    <style:style style:name="T81" style:family="text">
      <style:text-properties officeooo:rsid="00824226"/>
    </style:style>
    <style:style style:name="T82" style:family="text">
      <style:text-properties officeooo:rsid="0082826d"/>
    </style:style>
    <style:style style:name="T83" style:family="text">
      <style:text-properties officeooo:rsid="0082db60"/>
    </style:style>
    <style:style style:name="T84" style:family="text">
      <style:text-properties officeooo:rsid="00833f34"/>
    </style:style>
    <style:style style:name="T85" style:family="text">
      <style:text-properties officeooo:rsid="008434b5"/>
    </style:style>
    <style:style style:name="T86" style:family="text">
      <style:text-properties officeooo:rsid="0084be94"/>
    </style:style>
    <style:style style:name="T87" style:family="text">
      <style:text-properties officeooo:rsid="0084f3d1"/>
    </style:style>
    <style:style style:name="T88" style:family="text">
      <style:text-properties officeooo:rsid="0086d95a"/>
    </style:style>
    <style:style style:name="T89" style:family="text">
      <style:text-properties officeooo:rsid="00883abf"/>
    </style:style>
    <style:style style:name="T90" style:family="text">
      <style:text-properties officeooo:rsid="0089ef3b"/>
    </style:style>
    <style:style style:name="T91" style:family="text">
      <style:text-properties officeooo:rsid="008afef0"/>
    </style:style>
    <style:style style:name="T92" style:family="text">
      <style:text-properties officeooo:rsid="008c898f"/>
    </style:style>
    <style:style style:name="T93" style:family="text">
      <style:text-properties officeooo:rsid="008e5861"/>
    </style:style>
    <style:style style:name="T94" style:family="text">
      <style:text-properties officeooo:rsid="0090353c"/>
    </style:style>
    <style:style style:name="T95" style:family="text">
      <style:text-properties officeooo:rsid="00923d91"/>
    </style:style>
    <style:style style:name="T96" style:family="text">
      <style:text-properties officeooo:rsid="009245d2"/>
    </style:style>
    <style:style style:name="T97" style:family="text">
      <style:text-properties officeooo:rsid="0092cca4"/>
    </style:style>
    <style:style style:name="T98" style:family="text">
      <style:text-properties officeooo:rsid="00932912"/>
    </style:style>
    <style:style style:name="T99" style:family="text">
      <style:text-properties officeooo:rsid="0095dbb7"/>
    </style:style>
    <style:style style:name="T100" style:family="text">
      <style:text-properties officeooo:rsid="00973cab"/>
    </style:style>
    <style:style style:name="T101" style:family="text">
      <style:text-properties officeooo:rsid="00979900"/>
    </style:style>
    <style:style style:name="T102" style:family="text">
      <style:text-properties officeooo:rsid="0098968a"/>
    </style:style>
    <style:style style:name="T103" style:family="text">
      <style:text-properties officeooo:rsid="009a15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1">Harbinger </text:span><text:span text:style-name="T8">(nazwa kodowa)</text:span></text:p>
      <text:p text:style-name="P74"/>
      <text:p text:style-name="P74">Specyfikacja</text:p>
      <text:p text:style-name="P1"/>
      <text:p text:style-name="P11"><text:span text:style-name="T1">1. </text:span><text:span text:style-name="T2">Ogólny opis gry</text:span></text:p>
      <text:p text:style-name="P2">2. Informacje techniczne</text:p>
      <text:p text:style-name="P12"><text:span text:style-name="T7">3</text:span><text:span text:style-name="T5">. Interfejs</text:span></text:p>
      <text:p text:style-name="P13"><text:span text:style-name="T7">4</text:span><text:span text:style-name="T2">. Rozgrywka</text:span></text:p>
      <text:p text:style-name="P13"><text:span text:style-name="T7">5</text:span><text:span text:style-name="T2">. Tryby gry</text:span></text:p>
      <text:p text:style-name="P13"><text:span text:style-name="T2"><text:tab/></text:span><text:span text:style-name="T7">5</text:span><text:span text:style-name="T2">.1 Tryb dla jednego gracza</text:span></text:p>
      <text:p text:style-name="P13"><text:span text:style-name="T2"><text:tab/></text:span><text:span text:style-name="T7">5</text:span><text:span text:style-name="T2">.2 Tryb dla dwóch graczy</text:span></text:p>
      <text:p text:style-name="P13"><text:span text:style-name="T7">6</text:span><text:span text:style-name="T6">.</text:span><text:span text:style-name="T2"> </text:span><text:span text:style-name="T3">Przeciwnicy</text:span></text:p>
      <text:p text:style-name="P13"><text:span text:style-name="T3"><text:tab/></text:span><text:span text:style-name="T7">6</text:span><text:span text:style-name="T3">.1 Aktywni</text:span></text:p>
      <text:p text:style-name="P13"><text:span text:style-name="T3"><text:tab/></text:span><text:span text:style-name="T7">6</text:span><text:span text:style-name="T3">.2 Pasywni</text:span></text:p>
      <text:p text:style-name="P14"><text:span text:style-name="T7">7.</text:span><text:span text:style-name="T3"> </text:span><text:span text:style-name="T4">Sterowanie</text:span></text:p>
      <text:p text:style-name="P26">8. Akcje</text:p>
      <text:p text:style-name="P26"><text:tab/>8.1 Menu</text:p>
      <text:p text:style-name="P26"><text:tab/>8.2 Gra w trybie single-player</text:p>
      <text:p text:style-name="P26"><text:tab/>8.3 Gra w trybie multi-player</text:p>
      <text:p text:style-name="P75"><text:span text:style-name="T97">9. Uwagi</text:span></text:p>
      <text:p text:style-name="P3"/>
      <text:p text:style-name="P24">1. Ogólny opis gry</text:p>
      <text:p text:style-name="P23"/>
      <text:p text:style-name="P15"><text:span text:style-name="T12">Harbinger to gra z gatunku „</text:span><text:span text:style-name="T26">s</text:span><text:span text:style-name="T13">hoot 'em up” </text:span><text:span text:style-name="T19">typu „scrolling shooter”</text:span><text:span text:style-name="T13"> </text:span><text:span text:style-name="T14">utrzymana w konwencji science-fiction. </text:span><text:span text:style-name="T15">Podobnie jak w przypadku innych gier tego typu, </text:span><text:span text:style-name="T20">gracz steruje pojedynczym statkiem, a jego zadaniem</text:span><text:span text:style-name="T15"> jest unikanie nadlatujących przeciwników i dotrwanie do końca poziomu. </text:span></text:p>
      <text:p text:style-name="P4"/>
      <text:p text:style-name="P16"><text:span text:style-name="T16">Gra oferuje tryb dla pojedynczego i dwóch gr</text:span><text:span text:style-name="T17">a</text:span><text:span text:style-name="T16">czy. </text:span><text:span text:style-name="T18">Rozgrywka wygląda identycznie w obu przypadkach, jednak w trybie multi-player gracze współpracują ze sobą, co może ułatwić rozgrywkę. </text:span></text:p>
      <text:p text:style-name="P27"/>
      <text:p text:style-name="P18"><text:span text:style-name="T21">Każdy z poziomów zawsze wygląda tak samo. Ustawienie i ruchy przeciwników są stałe. </text:span><text:span text:style-name="T22">Kluczem do sukcesu jest nie tylko zręczność, ale przede wszystkim nauczenie się schematów poruszania wrogów. </text:span></text:p>
      <text:p text:style-name="P28"/>
      <text:p text:style-name="P19"><text:span text:style-name="T23">Gra zlicza i zapamiętuje wyniki dla każdej rozgrywki. </text:span><text:span text:style-name="T24">Punkty przyznawane są za zestrzelenie któregoś z wrogów. </text:span><text:span text:style-name="T25">Zdobycie jak najwyższego wyniku może być tak samo motywujące dla gracza, jak zdobycie jak najmniejszej ilości punktów. </text:span></text:p>
      <text:p text:style-name="P25">2. Informacje techniczne</text:p>
      <text:p text:style-name="P7"/>
      <text:p text:style-name="P8">Gra tworzona na telefony z systemem Android.</text:p>
      <text:p text:style-name="P8">Gra obsługuje tylko orientację pionową.</text:p>
      <text:p text:style-name="P9">Gra obsługuje połączenie WiFi/Bluetooth (jeszcze nie ustalone).</text:p>
      <text:p text:style-name="P10">Gra wykorzystuje dotykowy ekran.</text:p>
      <text:p text:style-name="P10">Gra wykorzystuje akcelerometr.</text:p>
      <text:p text:style-name="P10"/>
      <text:p text:style-name="P17"><text:span text:style-name="T9">Przy tworzeniu gry używany jest telefon ZTE Blade III z systemem Android 4.0.4, </text:span><text:span text:style-name="T10">z rozdzielczością ekranu </text:span><text:span text:style-name="T11">480×800</text:span><text:span text:style-name="T10">.</text:span></text:p>
      <text:p text:style-name="P76">3. Interfejs</text:p>
      <text:p text:style-name="P68"/>
      <text:p text:style-name="P69">W głównym menu gry użytkownik ma dwie opcje do wyboru:</text:p>
      <text:p text:style-name="P20"><text:span text:style-name="T27">- Single</text:span><text:span text:style-name="T28">-</text:span><text:span text:style-name="T27">player</text:span></text:p>
      <text:p text:style-name="P20"><text:span text:style-name="T27">- Multi</text:span><text:span text:style-name="T28">-</text:span><text:span text:style-name="T27">player</text:span></text:p>
      <text:p text:style-name="P69"/>
      <text:p text:style-name="P70">Single-player:</text:p>
      <text:p text:style-name="P72">Po wybraniu tej opcji, użytkownik ma trzy opcje do wyboru:</text:p>
      <text:p text:style-name="P72">- Start (rozpoczyna nową grę)</text:p>
      <text:p text:style-name="P21"><text:span text:style-name="T29">- </text:span><text:span text:style-name="T30">High scores (wyświetla tablicę najlepszych wyników)</text:span></text:p>
      <text:p text:style-name="P22"><text:span text:style-name="T30">- </text:span><text:span text:style-name="T31">Back (powraca do menu)</text:span></text:p>
      <text:p text:style-name="P69"/>
      <text:p text:style-name="P71">Multi-player:</text:p>
      <text:p text:style-name="P29">Po wybraniu tej opcji, użytkownik ma trzy opcje do wyboru:</text:p>
      <text:p text:style-name="P29">- Host game (tworzy nową grę i oczekuje na drugiego gracza)</text:p>
      <text:p text:style-name="P29">- Join game (wyszukuje i dołącza do istniejącej gry)</text:p>
      <text:p text:style-name="P29">- Back (powraca do menu)</text:p>
      <text:p text:style-name="P29"/>
      <text:p text:style-name="P5"><text:span text:style-name="T32">Podczas trwania właściwej gry, klikając przycisk </text:span><text:span text:style-name="T39">Menu</text:span><text:span text:style-name="T32">, użytkownik pauzuje grę. W rozwijanym menu pojawia się też przycisk powrotu do menu głównego (powrót nie wymaga potwierdzenia). </text:span><text:span text:style-name="T37">Powrót do menu w przypadku gry wieloosobowej kończy grę </text:span><text:span text:style-name="T38">u drugiego gracza.</text:span></text:p>
      <text:p text:style-name="P77">4. Rozgrywka</text:p>
      <text:p text:style-name="P30"/>
      <text:p text:style-name="P6"><text:span text:style-name="T33">Każdy z graczy steruje własnym statkiem. Plansza wraz z przeciwnikami przesuwa się od góry do dołu. Gracz może dowolnie poruszać się w obrębie ekranu, jednak nie ma żadnego wpływu na szybkość przesuwania planszy. Zestrzelenie lub kolizja z wrogim statkiem skutkuje utratą szansy, gdy gracz straci wszystkie szanse, kończy grę. W przypadku rozgrywki wieloosobowej drugi gracz może oddać jedną ze swoich szans (o ile może) </text:span><text:span text:style-name="T34">koledze.</text:span><text:span text:style-name="T33"> </text:span><text:span text:style-name="T34">Oprócz unikania wrogów gracze</text:span><text:span text:style-name="T35"> mogą też próbować </text:span><text:span text:style-name="T36">ich </text:span><text:span text:style-name="T34">zestrzeliwać</text:span><text:span text:style-name="T35">, choć nie jest to konieczne do ukończenia gry. </text:span></text:p>
      <text:p text:style-name="P31"/>
      <text:p text:style-name="P32"><text:span text:style-name="T40">Przeciwnicy dzielą się na dwa typy: aktywni i pasywni. Przeciwnicy pasywni przesuwają się cały czas w jednym kierunku („w dół”), nie wykonując przy tym żadnej akcji. Przeciwnicy aktywni oprócz poruszania się w kierunku dołu ekranu mogą wykonywać inne ruchy, jak i mogą strzelać w kierunku graczy. Częstotliwość strzelania i manewry zależą od </text:span><text:span text:style-name="T41">rodzaju</text:span><text:span text:style-name="T40"> przeciwnika. </text:span></text:p>
      <text:p text:style-name="P32"><text:span text:style-name="T40"/></text:p>
      <text:p text:style-name="P33"><text:span text:style-name="T42">Używając przycisków kierunkowych (wyświetlanych na ekranie) gracz może poruszać swoim statkiem w obrębie całego ekranu. Zmieniając swoją pozycję, w żaden sposób nie wpływa na prędkość przesuwania się poziomu. </text:span><text:span text:style-name="T43">By strzelić, konieczne jest dotknięcie przycisku ataku, </text:span><text:span text:style-name="T44">Gdy licznik punktów gracza będzie spełniał określony warunek (jeszcze nieustalony), dostanie on możliwość użycia ataku specjalnego. </text:span><text:span text:style-name="T45">O dostępności ataku specjalnego będzie informowała specjalna ikonka wyświetlana obok przycisku ataku. </text:span><text:span text:style-name="T46">Atak specjalny niszczy wszystkich wrogów znajdujących się na ekranie.</text:span></text:p>
      <text:p text:style-name="P78"><text:span text:style-name="T47">5. Tryby gry</text:span></text:p>
      <text:p text:style-name="P34"><text:span text:style-name="T47"/></text:p>
      <text:p text:style-name="P34"><text:span text:style-name="T47">5.1 Tryb dla jednego gracza</text:span></text:p>
      <text:p text:style-name="P34"><text:span text:style-name="T47"/></text:p>
      <text:p text:style-name="P34"><text:span text:style-name="T47">W trybie dla jednego gracza zadaniem użytkownika jest ukończenie wszystkich dostępnych poziomów. </text:span><text:span text:style-name="T48">By utrudnić to zadanie, do dyspozycji będzie on miał ograniczoną ilość szans (tutaj nazywanych życiami). Życie można stracić, gdy zostanie się trafionym przez atak wroga, bądź w wyniku kolizji. </text:span><text:span text:style-name="T49">Gra kończy się porażką, gdy gracz straci wszystkie życia. </text:span><text:span text:style-name="T50">Gdy graczowi uda się „dożyć” końca wszystkich poziomów, gra zostaje ukończona pomyślnie, a zebrany przez niego wynik zapisywany jest na tablicy wyników </text:span><text:span text:style-name="T51">(o ile jest dostatecznie wysoki)</text:span><text:span text:style-name="T50">.</text:span></text:p>
      <text:p text:style-name="P34"><text:span text:style-name="T50"/></text:p>
      <text:p text:style-name="P35"><text:span text:style-name="T52">5.2 Tryb dla </text:span><text:span text:style-name="T53">dwóch</text:span><text:span text:style-name="T52"> graczy</text:span></text:p>
      <text:p text:style-name="P35"><text:span text:style-name="T52"/></text:p>
      <text:p text:style-name="P36"><text:span text:style-name="T54">Rozgrywka w trybie dla dwóch graczy wygląda tak samo, jak w trybie dla samotnego gracza. </text:span><text:span text:style-name="T55">Jedynymi istotnymi różnicami są: brak zapamiętywania najlepszych wyników oraz możliwość pożyczenia życia partnerowi. </text:span><text:span text:style-name="T56">Gdy któremuś z graczy skończą się jego szanse, jego towarzysz może mu oddać swoją. Gdy tego nie zrobi, gra kończy się porażką. </text:span><text:span text:style-name="T57">Wygrać można tylko wtedy, gdy obaj gracze dożyją do końca. </text:span></text:p>
      <text:p text:style-name="P36"><text:span text:style-name="T58"/></text:p>
      <text:p text:style-name="P37"><text:span text:style-name="T58">Pomimo tego, że gra oferuje tryb współpracy, w celu umożliwienia rywalizacji, każdy z graczy dysponuje własnym licznikiem punktów. Po zakończeniu gry, obaj zawodnicy są informowani o tym, który z nich uzyskał lepszy wynik.</text:span></text:p>
      <text:p text:style-name="P79"><text:span text:style-name="T59">6. Przeciwnicy</text:span></text:p>
      <text:p text:style-name="P38"><text:span text:style-name="T59"/></text:p>
      <text:p text:style-name="P38"><text:span text:style-name="T59">Przeciwnicy w grze dzielą się na dwa typy: aktywni i pasywni.</text:span></text:p>
      <text:p text:style-name="P38"><text:span text:style-name="T59"/></text:p>
      <text:p text:style-name="P38"><text:span text:style-name="T59">6.1 Aktywni</text:span></text:p>
      <text:p text:style-name="P38"><text:span text:style-name="T59"/></text:p>
      <text:p text:style-name="P39"><text:span text:style-name="T60">Przeciwnicy aktywni mogą poruszać się oraz atakować gracza.</text:span></text:p>
      <text:p text:style-name="P39"><text:span text:style-name="T60"/></text:p>
      <text:p text:style-name="P40"><text:span text:style-name="T61">- Lekki myśliwiec</text:span></text:p>
      <text:p text:style-name="P40"><text:span text:style-name="T61">Lekkie myśliwce zawsze atakują w parach. </text:span><text:span text:style-name="T62">Poruszają się odpowiednio w lewo i w prawo, od środka ekranu do jego granicy, starając się uniemożliwić przelot graczowi. </text:span></text:p>
      <text:p text:style-name="P40"><text:span text:style-name="T62"/></text:p>
      <text:p text:style-name="P44"><text:span text:style-name="T70">Nagroda za zestrzelenie: </text:span><text:span text:style-name="T77">3</text:span></text:p>
      <text:p text:style-name="P40"><text:span text:style-name="T62"/></text:p>
      <text:p text:style-name="P41"><text:span text:style-name="T63">- Ciężki myśliwiec</text:span></text:p>
      <text:p text:style-name="P41"><text:span text:style-name="T63">Ciężkie myśliwce zachowują się podobnie jak ich lekkie odpowiedniki, ale dodatkowo są </text:span><text:span text:style-name="T64">uzbrojone. </text:span><text:span text:style-name="T65">Co stałą liczbę aktualizacji oddają strzał. </text:span></text:p>
      <text:p text:style-name="P41"><text:span text:style-name="T65"/></text:p>
      <text:p text:style-name="P44"><text:span text:style-name="T70">Nagroda za zestrzelenie: </text:span><text:span text:style-name="T77">5</text:span></text:p>
      <text:p text:style-name="P41"><text:span text:style-name="T65"/></text:p>
      <text:p text:style-name="P42"><text:span text:style-name="T66">- Krążownik</text:span></text:p>
      <text:p text:style-name="P43"><text:span text:style-name="T67">Krążowniki są dwa razy większe od myśliwców. </text:span><text:span text:style-name="T68">Poruszają się pomiędzy granicami ekranu, </text:span><text:span text:style-name="T69">oddając jednocześnie strzały. </text:span></text:p>
      <text:p text:style-name="P43"><text:span text:style-name="T69"/></text:p>
      <text:p text:style-name="P44"><text:span text:style-name="T70">Nagroda za zestrzelenie: </text:span><text:span text:style-name="T78">7</text:span></text:p>
      <text:p text:style-name="P44"><text:span text:style-name="T70"/></text:p>
      <text:p text:style-name="P45"><text:span text:style-name="T71">6.2 Pasywni</text:span></text:p>
      <text:p text:style-name="P45"><text:span text:style-name="T71"/></text:p>
      <text:p text:style-name="P45"><text:span text:style-name="T71">Przeciwnicy pasywni </text:span><text:span text:style-name="T73">poruszają się tylko zgodnie z kierunkiem przesuwania się poziomu.</text:span><text:span text:style-name="T71">, </text:span><text:span text:style-name="T72">nie mogą też aktywnie atakować gracza.</text:span></text:p>
      <text:p text:style-name="P45"><text:span text:style-name="T72"/></text:p>
      <text:p text:style-name="P46"><text:span text:style-name="T73">- Meteor</text:span></text:p>
      <text:p text:style-name="P47"><text:span text:style-name="T74">Meteory nie poruszają się – przesuwają się razem z poziomem.</text:span></text:p>
      <text:p text:style-name="P47"><text:span text:style-name="T74"/></text:p>
      <text:p text:style-name="P48"><text:span text:style-name="T75">Nagroda za zestrzelenie: </text:span><text:span text:style-name="T77">1</text:span></text:p>
      <text:p text:style-name="P48"><text:span text:style-name="T75"/></text:p>
      <text:p text:style-name="P48"><text:span text:style-name="T75">- Pocisk</text:span></text:p>
      <text:p text:style-name="P48"><text:span text:style-name="T75">Pociski zachowują się podobnie jak meteory, tyle że ich prędkość poruszania się jest wyższa od prędkości przesuwania się poziomu.</text:span></text:p>
      <text:p text:style-name="P49"><text:span text:style-name="T76"/></text:p>
      <text:p text:style-name="P49"><text:span text:style-name="T76">Nagroda za zestrzelenie: </text:span><text:span text:style-name="T79">2</text:span></text:p>
      <text:p text:style-name="P80"><text:span text:style-name="T80">7. Sterowanie</text:span></text:p>
      <text:p text:style-name="P50"><text:span text:style-name="T80"/></text:p>
      <text:p text:style-name="P51"><text:span text:style-name="T81">Z uwagi na brak fizycznych przycisków, wszystkie potrzebne operacje wykonuje się na przyciskach ekranowych.</text:span></text:p>
      <text:p text:style-name="P51"><text:span text:style-name="T81"/></text:p>
      <text:p text:style-name="P52"><text:span text:style-name="T82">Czterokierunkowy d-pad – służy do poruszania statkiem góra-dół-lewo-prawo.</text:span></text:p>
      <text:p text:style-name="P52"><text:span text:style-name="T82">Atak – służy do strzelania z broni, w którą wyposażony jest state</text:span><text:span text:style-name="T83">k.</text:span></text:p>
      <text:p text:style-name="P52"><text:span text:style-name="T82">Potrząśnięcie telefonem – uaktywnia broń specjalną (o ile jest ona dostępna).</text:span></text:p>
      <text:p text:style-name="P81"><text:span text:style-name="T84">8. Akcje</text:span></text:p>
      <text:p text:style-name="P53"><text:span text:style-name="T84"/></text:p>
      <text:p text:style-name="P54"><text:span text:style-name="T85">Jako „akcje” rozumiemy tu wszystkie możliwe zdarzenia (zarówno te wywołane przez gracza, jak i te wynikające z aktualizacji stanu gry).</text:span></text:p>
      <text:p text:style-name="P54"><text:span text:style-name="T85"/></text:p>
      <text:p text:style-name="P55"><text:span text:style-name="T86">8.1 Menu</text:span></text:p>
      <text:p text:style-name="P55"><text:span text:style-name="T86"/></text:p>
      <text:p text:style-name="P57"><text:span text:style-name="T89">M</text:span><text:span text:style-name="T88">enu główne:</text:span></text:p>
      <text:p text:style-name="P56"><text:span text:style-name="T87">- Użytkownik klika przycisk „single-player”</text:span></text:p>
      <text:p text:style-name="P56"><text:span text:style-name="T87"><text:tab/>- program przechodzi do ekranu „single-player”</text:span></text:p>
      <text:p text:style-name="P57"><text:span text:style-name="T88">- Użytkownik klika przycisk „multi-player”</text:span></text:p>
      <text:p text:style-name="P57"><text:span text:style-name="T88"><text:tab/>- program przechodzi do ekranu „multi-player”</text:span></text:p>
      <text:p text:style-name="P57"><text:span text:style-name="T88"/></text:p>
      <text:p text:style-name="P58"><text:span text:style-name="T90">Ekran single-player:</text:span></text:p>
      <text:p text:style-name="P58"><text:span text:style-name="T90">- Użytkownik klika przycisk „</text:span><text:span text:style-name="T91">start”</text:span></text:p>
      <text:p text:style-name="P58"><text:span text:style-name="T91"><text:tab/>- uruchamia się właściwa rozgrywka</text:span></text:p>
      <text:p text:style-name="P59"><text:span text:style-name="T91">- Użytkownik klika przycisk „high scores”</text:span></text:p>
      <text:p text:style-name="P59"><text:span text:style-name="T91"><text:tab/>- pojawiają się okienko z najlepszymi wynikami</text:span></text:p>
      <text:p text:style-name="P59"><text:span text:style-name="T91">- Użytkownik klika przycisk „back”</text:span></text:p>
      <text:p text:style-name="P59"><text:span text:style-name="T91"><text:tab/>- program wraca do menu głównego</text:span></text:p>
      <text:p text:style-name="P59"><text:span text:style-name="T91"/></text:p>
      <text:p text:style-name="P60"><text:span text:style-name="T92">Ekran multi-player:</text:span></text:p>
      <text:p text:style-name="P61"><text:span text:style-name="T93">- Użytkownik klika przycisk „host game”</text:span></text:p>
      <text:p text:style-name="P61"><text:span text:style-name="T93"><text:tab/></text:span><text:span text:style-name="T94">- program przechodzi do trybu szukania gracza</text:span></text:p>
      <text:p text:style-name="P61"><text:span text:style-name="T93">- Użytkownik klika przycisk „join game”</text:span></text:p>
      <text:p text:style-name="P61"><text:span text:style-name="T93"><text:tab/></text:span><text:span text:style-name="T94">- program przechodzi do trybu szukani</text:span><text:span text:style-name="T95">a</text:span><text:span text:style-name="T94"> gry</text:span></text:p>
      <text:p text:style-name="P62"><text:span text:style-name="T96">- Użytkownik klika przycisk „back”</text:span></text:p>
      <text:p text:style-name="P62"><text:span text:style-name="T96"><text:tab/>- program wraca do menu głównego</text:span></text:p>
      <text:p text:style-name="P62"><text:span text:style-name="T96"/></text:p>
      <text:p text:style-name="P63"><text:span text:style-name="T98">8.2 Gra w trybie single-player</text:span></text:p>
      <text:p text:style-name="P63"><text:span text:style-name="T98"/></text:p>
      <text:p text:style-name="P64"><text:span text:style-name="T99">Reakcja na zachowanie gracza:</text:span></text:p>
      <text:p text:style-name="P64"><text:span text:style-name="T99">- Użytkownik klika przycisk Menu</text:span></text:p>
      <text:p text:style-name="P64"><text:span text:style-name="T99"><text:tab/>- gra zostaje zatrzymana (tryb Menu), pojawia się opcja powrotu do menu głównego</text:span></text:p>
      <text:p text:style-name="P64"><text:span text:style-name="T99">- Użytkownik wyłącza tryb Menu</text:span></text:p>
      <text:p text:style-name="P64"><text:span text:style-name="T99"><text:tab/>- gra zostaje wznowiona</text:span></text:p>
      <text:p text:style-name="P64"><text:span text:style-name="T99">- Użytkownik klika przycisk kierunkowy a</text:span></text:p>
      <text:p text:style-name="P64"><text:span text:style-name="T99"><text:tab/>- gdy przycisk a kliknięty jest w chwili aktualizacji gry, statek przesuwa się w kierunku a</text:span></text:p>
      <text:p text:style-name="P65"><text:span text:style-name="T100">- Użytkownik klika przycisk atak</text:span></text:p>
      <text:p text:style-name="P65"><text:span text:style-name="T100"><text:tab/>- gdy przycisk atak kliknięty jest w chwili aktualizacji gry, statek gracza strzela z broni</text:span></text:p>
      <text:p text:style-name="P65"><text:span text:style-name="T100">- </text:span><text:span text:style-name="T101">Użytkownik potrząsa telefonem</text:span></text:p>
      <text:p text:style-name="P65"><text:span text:style-name="T101"><text:tab/>- gdy potrząśniecie ma miejsce w chwili aktualizacji gry, a dostępna jest broń specjalna, <text:tab/>zostaje ona aktywowana</text:span></text:p>
      <text:p text:style-name="P65"><text:span text:style-name="T101"/></text:p>
      <text:p text:style-name="P66"><text:span text:style-name="T102">Aktualizacja stanu gry:</text:span></text:p>
      <text:p text:style-name="P67"><text:span text:style-name="T103">- </text:span></text:p>
      <text:p text:style-name="P65"><text:span text:style-name="T101"/></text:p>
      <text:p text:style-name="P65"><text:span text:style-name="T1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3T13:21:21</meta:creation-date>
    <meta:generator>LibreOffice/3.6$Linux_X86_64 LibreOffice_project/360m1$Build-304</meta:generator>
    <dc:date>2013-10-23T22:46:23</dc:date>
    <meta:editing-duration>PT3H32M20S</meta:editing-duration>
    <meta:editing-cycles>137</meta:editing-cycles>
    <meta:document-statistic meta:table-count="0" meta:image-count="0" meta:object-count="0" meta:page-count="9" meta:paragraph-count="117" meta:word-count="1173" meta:character-count="7895" meta:non-whitespace-character-count="6807"/>
  </office:meta>
</office:document-meta>
</file>